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automatic-styles>
    <style:style style:name="P1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Title" style:master-page-name="Standard">
      <style:paragraph-properties style:page-number="1"/>
    </style:style>
    <style:style style:name="T1" style:family="text">
      <style:text-properties style:font-name="Roboto Mono" style:font-name-asian="Roboto Mono1" style:font-name-complex="Roboto Mono1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o94wfv4yha0f"/>ToyFS - Change inode management to use slab caches</text:p>
      <text:p text:style-name="Standard">Allocating and freeing inodes in ToyFS is currently done via simple <text:span text:style-name="T1">kmalloc()</text:span> and <text:span text:style-name="T1">kfree()</text:span> calls. This is not efficient, as inodes are very often allocated and freed.</text:p>
      <text:p text:style-name="Standard">Enhance the filesystem by handling inode allocation/freeing through a slab cache</text:p>
      <text:p text:style-name="Heading_20_1"><text:bookmark text:name="_242plp5n1iye"/>What to Submit</text:p>
      <text:list xml:id="list2306207045" text:style-name="WWNum5">
        <text:list-item>
          <text:p text:style-name="P1">Patch(es) containing a slab cache implementation for ToyFS inodes</text:p>
        </text:list-item>
        <text:list-item>
          <text:p text:style-name="P1">Output of <text:span text:style-name="T1">/proc/slabinfo</text:span> showing the slab cache you created (add it to the patch description)</text:p>
        </text:list-item>
      </text:list>
      <text:p text:style-name="Heading_20_1"><text:bookmark text:name="_qpt0kelddpp5"/>Procedure</text:p>
      <text:list xml:id="list1415099432" text:style-name="WWNum1">
        <text:list-item>
          <text:p text:style-name="P2">Clone ToyFS source code</text:p>
        </text:list-item>
        <text:list-item>
          <text:p text:style-name="P2">Ensure it builds against Linux 6.10</text:p>
        </text:list-item>
        <text:list-item>
          <text:p text:style-name="P2">Replace <text:span text:style-name="T1">kmalloc()</text:span>/<text:span text:style-name="T1">kfree()</text:span> calls in the inode management</text:p>
        </text:list-item>
      </text:list>
      <text:p text:style-name="P6">by a slab cache</text:p>
      <text:p text:style-name="Heading_20_1"><text:bookmark text:name="_l6kdf9ejwy6u"/>Requirements</text:p>
      <text:list xml:id="list3588661904" text:style-name="WWNum3">
        <text:list-item>
          <text:p text:style-name="P3">All ToyFS in-core inodes created and freed through the filesystem operation shall be done by the slab cache.</text:p>
        </text:list-item>
      </text:list>
      <text:p text:style-name="Standard"/>
      <text:p text:style-name="Standard">Hints:</text:p>
      <text:list xml:id="list3576405861" text:style-name="WWNum4">
        <text:list-item>
          <text:p text:style-name="P4">You may need (or not) a ‘special kind’ of slab cache</text:p>
        </text:list-item>
        <text:list-item>
          <text:p text:style-name="P4">Look at EXT2 code for inspiration - <text:span text:style-name="T1">fs/ext2/super.c</text:span></text:p>
        </text:list-item>
      </text:list>
      <text:p text:style-name="Standard"><text:span text:style-name="T1"><text:tab/></text:span></text:p>
      <text:p text:style-name="Heading_20_1"><text:bookmark text:name="_edkijkmk4py9"/>Points</text:p>
      <text:list xml:id="list3479144440" text:style-name="WWNum2">
        <text:list-item>
          <text:p text:style-name="P5">Maximum points for this assignment are 15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9" meta:word-count="152" meta:character-count="891" meta:non-whitespace-character-count="765"/>
    <meta:generator>LibreOfficeDev/6.0.5.2$Linux_X86_64 LibreOffice_project/</meta:generator>
  </office:meta>
</office:document-meta>
</file>